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2ffe" officeooo:paragraph-rsid="000c2ffe"/>
    </style:style>
    <style:style style:name="P2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horizontal-align="justify" draw:textarea-vertical-align="top" draw:auto-grow-height="false" fo:min-height="0.6654in" fo:min-width="4.10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2409in" fo:min-width="1.02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2673in" fo:min-width="1.111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5272in" fo:min-width="1.17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5535in" fo:min-width="1.17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5535in" fo:min-width="1.12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4866in" fo:min-width="0.97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528in" fo:min-width="1.05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draw:fill-color="#ffffff" draw:textarea-horizontal-align="justify" draw:textarea-vertical-align="middle" draw:auto-grow-height="false" fo:min-height="0.3299in" fo:min-width="0.520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2" draw:style-name="gr1" draw:text-style-name="P2" svg:width="4.1039in" svg:height="0.6657in" svg:x="1.3354in" svg:y="0.1098in"><text:p text:style-name="P2"><text:span text:style-name="T1">App</text:span><text:span text:style-name="T1">壳</text:span></text:p><draw:enhanced-geometry svg:viewBox="0 0 21600 21600" draw:type="rectangle" draw:enhanced-path="M 0 0 L 21600 0 21600 21600 0 21600 0 0 Z N"/></draw:custom-shape><draw:custom-shape text:anchor-type="paragraph" draw:z-index="1" draw:name="Shape4" draw:style-name="gr2" draw:text-style-name="P3" svg:width="1.0476in" svg:height="0.2661in" svg:x="1.3646in" svg:y="0.5028in"><text:p text:style-name="P3">JpushReceiv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5" draw:style-name="gr3" draw:text-style-name="P3" svg:width="1.1398in" svg:height="0.2953in" svg:x="2.748in" svg:y="0.4846in"><text:p text:style-name="P3">MainActivity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5" draw:style-name="gr3" draw:text-style-name="P3" svg:width="1.1398in" svg:height="0.2953in" svg:x="4.2126in" svg:y="0.4681in"><text:p text:style-name="P3">DeviceServic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1" draw:style-name="gr4" svg:width="1.2331in" svg:height="0.5843in" svg:x="1.3354in" svg:y="1.2319in"><text:p>qiuckconnecti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3" draw:style-name="gr5" draw:text-style-name="P3" svg:width="1.2331in" svg:height="0.6134in" svg:x="2.778in" svg:y="1.2083in"><text:p text:style-name="P3">Device display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6" draw:style-name="gr6" draw:text-style-name="P3" svg:width="1.187in" svg:height="0.6134in" svg:x="4.1417in" svg:y="1.2083in"><text:p text:style-name="P3">Pathplanning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" draw:name="Shape7" draw:style-name="gr7" draw:text-style-name="P3" svg:x1="0.3283in" svg:y1="1.0465in" svg:x2="6.2429in" svg:y2="1.0465in"><text:p/></draw:line><draw:line text:anchor-type="paragraph" draw:z-index="8" draw:name="Shape8" draw:style-name="gr7" draw:text-style-name="P3" svg:x1="0.2882in" svg:y1="2.3539in" svg:x2="6.2083in" svg:y2="2.3484in"><text:p/></draw:line><draw:custom-shape text:anchor-type="paragraph" draw:z-index="9" draw:name="Shape9" draw:style-name="gr8" draw:text-style-name="P3" svg:width="1.0248in" svg:height="0.5386in" svg:x="1.9902in" svg:y="2.678in"><text:p text:style-name="P3">comm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10" draw:style-name="gr9" draw:text-style-name="P3" svg:width="1.1169in" svg:height="0.585in" svg:x="3.8646in" svg:y="2.6319in"><text:p text:style-name="P3">nativePlay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1" draw:name="Shape13" draw:style-name="gr7" draw:text-style-name="P3" svg:x1="2.0016in" svg:y1="1.8161in" svg:x2="2.4878in" svg:y2="2.678in"><text:p/></draw:line><draw:line text:anchor-type="paragraph" draw:z-index="12" draw:name="Shape15" draw:style-name="gr7" draw:text-style-name="P3" svg:x1="3.4303in" svg:y1="1.8217in" svg:x2="2.4874in" svg:y2="2.678in"><text:p/></draw:line><draw:line text:anchor-type="paragraph" draw:z-index="13" draw:name="Shape16" draw:style-name="gr7" draw:text-style-name="P3" svg:x1="4.802in" svg:y1="1.8453in" svg:x2="2.4874in" svg:y2="2.678in"><text:p/></draw:line><draw:line text:anchor-type="paragraph" draw:z-index="14" draw:name="Shape17" draw:style-name="gr7" draw:text-style-name="P3" svg:x1="3.4307in" svg:y1="1.8217in" svg:x2="4.3453in" svg:y2="2.6319in"><text:p/></draw:line><draw:line text:anchor-type="paragraph" draw:z-index="15" draw:name="Shape18" draw:style-name="gr7" draw:text-style-name="P3" svg:x1="4.8024in" svg:y1="1.8453in" svg:x2="4.3453in" svg:y2="2.6319in"><text:p/></draw:line><draw:custom-shape text:anchor-type="paragraph" draw:z-index="16" draw:name="Shape11" draw:style-name="gr10" draw:text-style-name="P4" svg:width="0.5213in" svg:height="0.3303in" svg:x="0.3457in" svg:y="0.3055in"><text:p>App壳</text:p><draw:enhanced-geometry svg:viewBox="0 0 21600 21600" draw:type="rectangle" draw:enhanced-path="M 0 0 L 21600 0 21600 21600 0 21600 0 0 Z N"/></draw:custom-shape><draw:custom-shape text:anchor-type="paragraph" draw:z-index="17" draw:name="Shape11" draw:style-name="gr10" draw:text-style-name="P4" svg:width="0.5213in" svg:height="0.3303in" svg:x="0.2827in" svg:y="1.3874in"><text:p>业务模组</text:p><draw:enhanced-geometry svg:viewBox="0 0 21600 21600" draw:type="rectangle" draw:enhanced-path="M 0 0 L 21600 0 21600 21600 0 21600 0 0 Z N"/></draw:custom-shape><draw:custom-shape text:anchor-type="paragraph" draw:z-index="18" draw:name="Shape11" draw:style-name="gr10" draw:text-style-name="P4" svg:width="0.5213in" svg:height="0.3303in" svg:x="0.2709in" svg:y="2.7709in"><text:p>公共工具包</text:p><draw:enhanced-geometry svg:viewBox="0 0 21600 21600" draw:type="rectangle" draw:enhanced-path="M 0 0 L 21600 0 21600 21600 0 21600 0 0 Z N"/></draw:custom-shap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7:17:02.969448225</meta:creation-date>
    <dc:date>2020-03-09T17:55:33.393043077</dc:date>
    <meta:editing-duration>PT7M1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